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80000032103A66FB065A13B23.png" manifest:media-type="image/png"/>
  <manifest:file-entry manifest:full-path="Pictures/10000201000003460000030B53CA709C9B4E4F45.png" manifest:media-type="image/png"/>
  <manifest:file-entry manifest:full-path="Pictures/10000201000002840000031E25DAF4B02C66F1D7.png" manifest:media-type="image/png"/>
  <manifest:file-entry manifest:full-path="Pictures/100002010000022E000002DB8091994BCBC62BFA.png" manifest:media-type="image/png"/>
  <manifest:file-entry manifest:full-path="Pictures/10000201000001CD0000023F9A6137C7B7D10198.png" manifest:media-type="image/png"/>
  <manifest:file-entry manifest:full-path="Pictures/10000201000000D60000031927187B8B2CD9270C.png" manifest:media-type="image/png"/>
  <manifest:file-entry manifest:full-path="Pictures/100002010000019300000245A9E4827A45C10D5C.png" manifest:media-type="image/png"/>
  <manifest:file-entry manifest:full-path="Pictures/10000201000001CB0000031F7FCA19CCEF7EDEAA.png" manifest:media-type="image/png"/>
  <manifest:file-entry manifest:full-path="Pictures/100002010000024700000313FA8DA00A718FAD6D.png" manifest:media-type="image/png"/>
  <manifest:file-entry manifest:full-path="Pictures/10000201000001D7000003160C1172EB63B40B50.png" manifest:media-type="image/png"/>
  <manifest:file-entry manifest:full-path="Pictures/10000201000001CB000002CA6D893BBA4971819E.png" manifest:media-type="image/png"/>
  <manifest:file-entry manifest:full-path="Pictures/100002010000014B0000026B3BB131F221909C9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336cm" svg:height="26.101cm" svg:x="1.254cm" svg:y="1.145cm">
          <draw:image xlink:href="Pictures/100002010000024700000313FA8DA00A718FAD6D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6.858cm" svg:height="25.415cm" svg:x="6.588cm" svg:y="1.267cm">
          <draw:image xlink:href="Pictures/10000201000000D60000031927187B8B2CD9270C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0.137cm" svg:height="17.646cm" svg:x="1.15cm" svg:y="1.134cm">
          <draw:image xlink:href="Pictures/10000201000001CB0000031F7FCA19CCEF7EDEAA.png" xlink:type="simple" xlink:show="embed" xlink:actuate="onLoad">
            <text:p/>
          </draw:image>
        </draw:frame>
        <draw:frame draw:style-name="gr1" draw:text-style-name="P1" draw:layer="layout" svg:width="10.402cm" svg:height="17.448cm" svg:x="9.267cm" svg:y="7.936cm">
          <draw:image xlink:href="Pictures/10000201000001D7000003160C1172EB63B40B50.png" xlink:type="simple" xlink:show="embed" xlink:actuate="onLoad">
            <text:p/>
          </draw:image>
        </draw:frame>
        <draw:frame draw:style-name="gr2" draw:text-style-name="P2" draw:layer="layout" svg:width="0.993cm" svg:height="0.962cm" svg:x="15.501cm" svg:y="19.542cm">
          <draw:text-box>
            <text:p>ні</text:p>
          </draw:text-box>
        </draw:frame>
        <draw:frame draw:style-name="gr3" draw:text-style-name="P3" draw:layer="layout" svg:width="1.268cm" svg:height="0.839cm" svg:x="11.414cm" svg:y="21.878cm">
          <draw:text-box>
            <text:p><text:span text:style-name="T1">т</text:span><text:span text:style-name="T1">а</text:span><text:span text:style-name="T1">к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6.614cm" svg:height="25.845cm" svg:x="2.397cm" svg:y="1cm">
          <draw:image xlink:href="Pictures/10000201000001CB000002CA6D893BBA4971819E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13.761cm" svg:height="25.736cm" svg:x="4.175cm" svg:y="1cm">
          <draw:image xlink:href="Pictures/100002010000014B0000026B3BB131F221909C9E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19.468cm" svg:height="25.504cm" svg:x="1.122cm" svg:y="1cm">
          <draw:image xlink:href="Pictures/100002010000022E000002DB8091994BCBC62BFA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19.589cm" svg:height="24.273cm" svg:x="1.001cm" svg:y="1.156cm">
          <draw:image xlink:href="Pictures/10000201000002840000031E25DAF4B02C66F1D7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19.141cm" svg:height="23.875cm" svg:x="1.233cm" svg:y="1.128cm">
          <draw:image xlink:href="Pictures/10000201000001CD0000023F9A6137C7B7D10198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1" draw:text-style-name="P1" draw:layer="layout" svg:width="17.907cm" svg:height="25.818cm" svg:x="1.889cm" svg:y="1.122cm">
          <draw:image xlink:href="Pictures/100002010000019300000245A9E4827A45C10D5C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4" draw:text-style-name="P4" draw:layer="layout" svg:width="19.536cm" svg:height="18.161cm" svg:x="1cm" svg:y="1.762cm">
          <draw:image xlink:href="Pictures/10000201000003460000030B53CA709C9B4E4F45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" draw:text-style-name="P1" draw:layer="layout" svg:width="18.867cm" svg:height="25.878cm" svg:x="1.183cm" svg:y="1.089cm">
          <draw:image xlink:href="Pictures/10000201000002480000032103A66FB065A13B2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22:30:10.270123688</meta:creation-date>
    <dc:date>2018-09-24T14:40:59.236848150</dc:date>
    <meta:editing-duration>PT3H2M5S</meta:editing-duration>
    <meta:editing-cycles>4</meta:editing-cycles>
    <meta:generator>LibreOffice/6.0.6.2$Linux_X86_64 LibreOffice_project/00m0$Build-2</meta:generator>
    <meta:document-statistic meta:object-count="14"/>
  </office:meta>
</office:document-meta>
</file>